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e2c6"/>
    </style:style>
    <style:style style:name="P2" style:family="paragraph" style:parent-style-name="Standard">
      <style:text-properties officeooo:rsid="0020f6f0" officeooo:paragraph-rsid="0020f6f0"/>
    </style:style>
    <style:style style:name="P3" style:family="paragraph" style:parent-style-name="Standard">
      <style:text-properties officeooo:rsid="0024821a" officeooo:paragraph-rsid="0024821a"/>
    </style:style>
    <style:style style:name="P4" style:family="paragraph" style:parent-style-name="Standard">
      <style:text-properties officeooo:paragraph-rsid="0027b6cc"/>
    </style:style>
    <style:style style:name="P5" style:family="paragraph" style:parent-style-name="Standard">
      <style:text-properties fo:font-weight="bold" officeooo:paragraph-rsid="0027b6cc" style:font-weight-asian="bold" style:font-weight-complex="bold"/>
    </style:style>
    <style:style style:name="P6" style:family="paragraph" style:parent-style-name="Standard">
      <style:text-properties officeooo:rsid="00315a27" officeooo:paragraph-rsid="00315a27"/>
    </style:style>
    <style:style style:name="P7" style:family="paragraph" style:parent-style-name="Standard">
      <style:text-properties officeooo:rsid="003492b9" officeooo:paragraph-rsid="003492b9"/>
    </style:style>
    <style:style style:name="P8" style:family="paragraph" style:parent-style-name="Standard">
      <style:text-properties officeooo:rsid="00374039" officeooo:paragraph-rsid="00374039"/>
    </style:style>
    <style:style style:name="P9" style:family="paragraph" style:parent-style-name="Standard">
      <style:text-properties fo:font-weight="normal" officeooo:rsid="0035417d" officeooo:paragraph-rsid="003492b9" style:font-weight-asian="normal" style:font-weight-complex="normal"/>
    </style:style>
    <style:style style:name="T1" style:family="text">
      <style:text-properties officeooo:rsid="001fe2c6"/>
    </style:style>
    <style:style style:name="T2" style:family="text">
      <style:text-properties officeooo:rsid="0020f6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f6f0" style:font-weight-asian="bold" style:font-weight-complex="bold"/>
    </style:style>
    <style:style style:name="T5" style:family="text">
      <style:text-properties fo:font-weight="bold" officeooo:rsid="0027b6cc" style:font-weight-asian="bold" style:font-weight-complex="bold"/>
    </style:style>
    <style:style style:name="T6" style:family="text">
      <style:text-properties officeooo:rsid="0027b6cc"/>
    </style:style>
    <style:style style:name="T7" style:family="text">
      <style:text-properties officeooo:rsid="00280e3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7b6cc" style:font-weight-asian="normal" style:font-weight-complex="normal"/>
    </style:style>
    <style:style style:name="T10" style:family="text">
      <style:text-properties fo:font-weight="normal" officeooo:rsid="0031c589" style:font-weight-asian="normal" style:font-weight-complex="normal"/>
    </style:style>
    <style:style style:name="T11" style:family="text">
      <style:text-properties fo:font-weight="normal" officeooo:rsid="0033c4e9" style:font-weight-asian="normal" style:font-weight-complex="normal"/>
    </style:style>
    <style:style style:name="T12" style:family="text">
      <style:text-properties fo:font-weight="normal" officeooo:rsid="0035417d" style:font-weight-asian="normal" style:font-weight-complex="normal"/>
    </style:style>
    <style:style style:name="T13" style:family="text">
      <style:text-properties fo:font-weight="normal" officeooo:rsid="0035e6e2" style:font-weight-asian="normal" style:font-weight-complex="normal"/>
    </style:style>
    <style:style style:name="T14" style:family="text">
      <style:text-properties officeooo:rsid="002a18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題目: <text:span text:style-name="T1">Sticky清單</text:span></text:p>
      <text:p text:style-name="P1">副標題：〈用CSS排出好看的網頁〉第五回</text:p>
      <text:p text:style-name="P1">內容</text:p>
      <text:p text:style-name="P1"/>
      <text:p text:style-name="P1">大家新年快樂！這次的CSS排版教學要來看到的是<text:span text:style-name="T4">position : sticky</text:span><text:span text:style-name="T2">這個屬性的使用，它還需要搭配top, right, left, bottom屬性來決定特定元素要被「黏貼」在畫面上的哪個位置。先來直接看看範例：</text:span></text:p>
      <text:p text:style-name="P1">「範例」</text:p>
      <text:p text:style-name="P4">在範例中我將&lt;<text:span text:style-name="T6">dt&gt;這個element「黏貼」的位置設定在距離top 0px的地方，也就是視窗最上面。從MDN的說明文件中，對於sticky的敘述如下：</text:span></text:p>
      <text:p text:style-name="P4">「A stickily positioned element …… <text:span text:style-name="T6">is treated as relatively positioned until its containing block crosses a specified threshold (such as setting top to value other than auto) within its </text:span><text:span text:style-name="T5">flow root (or the container it scrolls within)</text:span><text:span text:style-name="T6"> …...」</text:span></text:p>
      <text:p text:style-name="P4">意思也就是說，<text:span text:style-name="T6">position設為sticky的元素在平常的時候是跟relative一樣的，但是當它被滾動超過某個臨界值(threshold)之後，就會有不一樣的表現。這個臨界值與特定的表現就是前面提到的</text:span><text:span text:style-name="T7">top, bottom, left, right的設定囉！從程式碼來看應該會比較清楚，所以就直接上程式碼吧(●'◡'●)</text:span></text:p>
      <text:p text:style-name="P4"/>
      <text:p text:style-name="P5">HTML</text:p>
      <text:p text:style-name="P4">&lt;!DOCTYPE html&gt;</text:p>
      <text:p text:style-name="P4">&lt;html lang="en"&gt;</text:p>
      <text:p text:style-name="P4">&lt;head&gt;</text:p>
      <text:p text:style-name="P4"><text:s text:c="4"/>&lt;meta charset="UTF-8"&gt;</text:p>
      <text:p text:style-name="P4"><text:s text:c="4"/>&lt;meta http-equiv="X-UA-Compatible" content="IE=edge"&gt;</text:p>
      <text:p text:style-name="P4"><text:s text:c="4"/>&lt;meta name="viewport" content="width=device-width, initial-scale=1.0"&gt;</text:p>
      <text:p text:style-name="P4"><text:s text:c="4"/>&lt;title&gt;Sticky Contact List&lt;/title&gt;</text:p>
      <text:p text:style-name="P4">&lt;/head&gt;</text:p>
      <text:p text:style-name="P4">&lt;body&gt;</text:p>
      <text:p text:style-name="P4"><text:s text:c="4"/>&lt;!-- MDN不建議用ul與li編排清單，而是使用dl --&gt;</text:p>
      <text:p text:style-name="P4"><text:s text:c="4"/>&lt;!-- dl&gt;dt&gt;dd --&gt;</text:p>
      <text:p text:style-name="P4"><text:s text:c="4"/>&lt;div class="test"&gt;&lt;/div&gt;</text:p>
      <text:p text:style-name="P4"><text:s text:c="4"/>&lt;dl class="sports-list"&gt;</text:p>
      <text:p text:style-name="P4"><text:s text:c="8"/>&lt;dt&gt;&lt;span class="alphabat"&gt;B&lt;/span&gt;&lt;/dt&gt;</text:p>
      <text:p text:style-name="P4"><text:s text:c="8"/>&lt;dd&gt;</text:p>
      <text:p text:style-name="P4"><text:s text:c="12"/>&lt;img src="../pics/badminton.png" alt="bandimton" class="symbol"&gt;</text:p>
      <text:p text:style-name="P4"><text:s text:c="12"/>&lt;span class="full-name"&gt;Badminton&lt;/span&gt;</text:p>
      <text:p text:style-name="P4"><text:s text:c="8"/>&lt;/dd&gt;</text:p>
      <text:p text:style-name="P4"><text:s text:c="8"/>&lt;dt&gt;&lt;span class="alphabat"&gt;C&lt;/span&gt;&lt;/dt&gt;</text:p>
      <text:p text:style-name="P4"><text:s text:c="8"/>&lt;dd&gt;</text:p>
      <text:p text:style-name="P4"><text:s text:c="12"/>&lt;img src="../pics/canoeing.png" alt="canoeing" class="symbol"&gt;</text:p>
      <text:p text:style-name="P4"><text:s text:c="12"/>&lt;span class="full-name"&gt;Canoeing&lt;/span&gt;</text:p>
      <text:p text:style-name="P4"><text:s text:c="8"/>&lt;/dd&gt;</text:p>
      <text:p text:style-name="P4"><text:s text:c="8"/>&lt;dt&gt;&lt;span class="alphabat"&gt;F&lt;/span&gt;&lt;/dt&gt;</text:p>
      <text:p text:style-name="P4"><text:s text:c="8"/>&lt;dd&gt;</text:p>
      <text:p text:style-name="P4"><text:s text:c="12"/>&lt;img src="../pics/fencing.png" alt="fencing" class="symbol"&gt;</text:p>
      <text:p text:style-name="P4"><text:s text:c="12"/>&lt;span class="full-name"&gt;Fencing&lt;/span&gt;</text:p>
      <text:p text:style-name="P4"><text:soft-page-break/><text:s text:c="8"/>&lt;/dd&gt;</text:p>
      <text:p text:style-name="P4"><text:s text:c="8"/>&lt;dt&gt;&lt;span class="alphabat"&gt;G&lt;/span&gt;&lt;/dt&gt;</text:p>
      <text:p text:style-name="P4"><text:s text:c="8"/>&lt;dd&gt;</text:p>
      <text:p text:style-name="P4"><text:s text:c="12"/>&lt;img src="../pics/golf.png" alt="golf" class="symbol"&gt;</text:p>
      <text:p text:style-name="P4"><text:s text:c="12"/>&lt;span class="full-name"&gt;Golf&lt;/span&gt;</text:p>
      <text:p text:style-name="P4"><text:s text:c="8"/>&lt;/dd&gt;</text:p>
      <text:p text:style-name="P4"><text:s text:c="8"/>&lt;dt&gt;&lt;span class="alphabat"&gt;S&lt;/span&gt;&lt;/dt&gt;</text:p>
      <text:p text:style-name="P4"><text:s text:c="8"/>&lt;dd&gt;</text:p>
      <text:p text:style-name="P4"><text:s text:c="12"/>&lt;img src="../pics/skateboarding.png" alt="skateboarding" class="symbol"&gt;</text:p>
      <text:p text:style-name="P4"><text:s text:c="12"/>&lt;span class="full-name"&gt;Skateboarding&lt;/span&gt;</text:p>
      <text:p text:style-name="P4"><text:s text:c="8"/>&lt;/dd&gt;</text:p>
      <text:p text:style-name="P4"><text:s text:c="8"/>&lt;dt&gt;&lt;span class="alphabat"&gt;W&lt;/span&gt;&lt;/dt&gt;</text:p>
      <text:p text:style-name="P4"><text:s text:c="8"/>&lt;dd&gt;</text:p>
      <text:p text:style-name="P4"><text:s text:c="12"/>&lt;img src="../pics/weightlifting.png" alt="weightlifting" class="symbol"&gt;</text:p>
      <text:p text:style-name="P4"><text:s text:c="12"/>&lt;span class="full-name"&gt;Weightlifting&lt;/span&gt;</text:p>
      <text:p text:style-name="P4"><text:s text:c="8"/>&lt;/dd&gt;</text:p>
      <text:p text:style-name="P4"><text:s text:c="4"/>&lt;/dl&gt;</text:p>
      <text:p text:style-name="P4">&lt;/body&gt;</text:p>
      <text:p text:style-name="P4">&lt;/html&gt;</text:p>
      <text:p text:style-name="P4"/>
      <text:p text:style-name="P4">HTML標籤中的&lt;<text:span text:style-name="T14">dl&gt;, &lt;dt&gt;, &lt;dd&gt;分別是description list, description terms與description descriptions。使用的時機大致上就是在想要呈現一個帶有說明的清單時會用到。這裡用2020東京奧運運動項目為例，每一個英文字母下會對應1到多個以該字母為開頭的運動項目。將所需元素準備好之後，就要進入排版的部分囉。</text:span></text:p>
      <text:p text:style-name="P4"/>
      <text:p text:style-name="P4">CSS</text:p>
      <text:p text:style-name="P4">.sports-list {</text:p>
      <text:p text:style-name="P4"><text:s text:c="12"/>display: flex;</text:p>
      <text:p text:style-name="P4"><text:s text:c="12"/>flex-direction: column;</text:p>
      <text:p text:style-name="P4"><text:s text:c="12"/>gap: 0.75rem;</text:p>
      <text:p text:style-name="P4"><text:s text:c="12"/>position: relative;</text:p>
      <text:p text:style-name="P4"><text:s text:c="8"/>}</text:p>
      <text:p text:style-name="P4"/>
      <text:p text:style-name="P4"><text:s text:c="8"/>.sports-list dt {</text:p>
      <text:p text:style-name="P4"><text:s text:c="12"/>padding : 0.55rem;</text:p>
      <text:p text:style-name="P4"><text:s text:c="12"/>background-color: #333333;</text:p>
      <text:p text:style-name="P4"/>
      <text:p text:style-name="P4"><text:s text:c="12"/>/*Sticky header*/</text:p>
      <text:p text:style-name="P4"><text:s text:c="12"/>position: sticky;</text:p>
      <text:p text:style-name="P4"><text:s text:c="12"/>top: 0;</text:p>
      <text:p text:style-name="P4"><text:s text:c="8"/>}</text:p>
      <text:p text:style-name="P4"/>
      <text:p text:style-name="P4"><text:s text:c="8"/></text:p>
      <text:p text:style-name="P4"><text:s text:c="8"/>.alphabat {</text:p>
      <text:p text:style-name="P4"><text:s text:c="12"/>width : 1.2rem; <text:s text:c="4"/>/*rem:相對單位；「倍數」乘上根元素的向素值*/</text:p>
      <text:p text:style-name="P4"><text:s text:c="12"/>height : 1.2rem;</text:p>
      <text:p text:style-name="P4"><text:soft-page-break/><text:s text:c="12"/>border-radius: 50%;</text:p>
      <text:p text:style-name="P4"><text:s text:c="12"/>color: white;</text:p>
      <text:p text:style-name="P4"><text:s text:c="12"/>background-color: #121212;</text:p>
      <text:p text:style-name="P4"><text:s text:c="12"/>font-weight: 700;</text:p>
      <text:p text:style-name="P4"><text:s text:c="12"/>font-size: 0.75rem;</text:p>
      <text:p text:style-name="P4"><text:s text:c="12"/>display: grid;</text:p>
      <text:p text:style-name="P4"><text:s text:c="12"/>place-items: center;</text:p>
      <text:p text:style-name="P4"><text:s text:c="8"/>}</text:p>
      <text:p text:style-name="P4"/>
      <text:p text:style-name="P4"><text:s text:c="8"/>.sports-list .symbol {</text:p>
      <text:p text:style-name="P4"><text:s text:c="12"/>width: 2rem;</text:p>
      <text:p text:style-name="P4"><text:s text:c="12"/>height: 2rem;</text:p>
      <text:p text:style-name="P4"><text:s text:c="12"/>border-radius: 50%;</text:p>
      <text:p text:style-name="P4"><text:s text:c="8"/>}</text:p>
      <text:p text:style-name="P4"/>
      <text:p text:style-name="P4"><text:s text:c="8"/>.sports-list dd {</text:p>
      <text:p text:style-name="P4"><text:s text:c="12"/>padding: 0 0.75rem;</text:p>
      <text:p text:style-name="P4"><text:s text:c="12"/>margin: 0;</text:p>
      <text:p text:style-name="P4"><text:s text:c="12"/>display: flex;</text:p>
      <text:p text:style-name="P4"><text:s text:c="12"/>align-items: center;</text:p>
      <text:p text:style-name="P4"><text:s text:c="12"/>gap: 0.75rem; <text:s text:c="2"/>/*每個元素之間的距離*/</text:p>
      <text:p text:style-name="P4"><text:s text:c="8"/>}</text:p>
      <text:p text:style-name="P6">當中.sport-list dt的position : sticky以及top : 0表示在class = sport-list中的所有dt元素做出「黏貼」的效果。top : 0意思代表黏貼的位置在靠近上方0 px的地方。這邊的「上方」究竟指得是哪一個元素呢？細看前面關於sticky屬性的說明，有句話是：<text:span text:style-name="T3">whithin its </text:span><text:span text:style-name="T5">flow root (or the container it scrolls within)</text:span><text:span text:style-name="T9">。看起來好像也不知道它在說什麼，於是我做了個小實驗，在&lt;</text:span><text:span text:style-name="T8">dl&gt;元素的前面加上一個長寬各200 px的div元素，在其他條件不變的情況下去滾動畫面，發現每個&lt;dt&gt;黏貼的位置仍然是在視窗畫面的最上方，所以我們可以推知這個top相對的元素應該是會有滾輪出現的元素，也就是相對於</text:span><text:span text:style-name="T10">body，而不是相對於</text:span><text:span text:style-name="T11">dl元素的位置</text:span><text:span text:style-name="T10">！</text:span></text:p>
      <text:p text:style-name="P7"><text:span text:style-name="T10">另一個值得說明的是</text:span><text:span text:style-name="T3">rem</text:span><text:span text:style-name="T8">這個單位。它是一個相對的單位，就是用一個「倍數」去乘上根元素的數值，通常</text:span><text:span text:style-name="T12">指的</text:span><text:span text:style-name="T8">是</text:span><text:span text:style-name="T12">html元素。若沒有設定那default是16 px。</text:span></text:p>
      <text:p text:style-name="P9"/>
      <text:p text:style-name="P9">小結</text:p>
      <text:p text:style-name="P7"><text:span text:style-name="T12">基本上這篇文章簡單的實作了</text:span><text:span text:style-name="T13">dl, dt, dd元素的應用搭配position : sticky的使用，用簡單的程式碼呈現出蠻酷炫的效果，希望大家會喜歡ヽ(✿ﾟ▽ﾟ)ノ</text:span></text:p>
      <text:p text:style-name="P1"/>
      <text:p text:style-name="P1"/>
      <text:p text:style-name="P2">參考資料</text:p>
      <text:p text:style-name="P3">position</text:p>
      <text:p text:style-name="P3"><text:a xlink:type="simple" xlink:href="https://developer.mozilla.org/en-US/docs/Web/CSS/position" text:style-name="Internet_20_link" text:visited-style-name="Visited_20_Internet_20_Link">https://developer.mozilla.org/en-US/docs/Web/CSS/position</text:a></text:p>
      <text:p text:style-name="P3">&lt;<text:span text:style-name="T14">dl&gt;: The Description List element</text:span></text:p>
      <text:p text:style-name="P3"><text:a xlink:type="simple" xlink:href="https://developer.mozilla.org/en-US/docs/Web/HTML/Element/dl" text:style-name="Internet_20_link" text:visited-style-name="Visited_20_Internet_20_Link">https://developer.mozilla.org/en-US/docs/Web/HTML/Element/dl</text:a></text:p>
      <text:p text:style-name="P3">CSS Relative Unit: rem vs em</text:p>
      <text:p text:style-name="P3"><text:a xlink:type="simple" xlink:href="https://ithelp.ithome.com.tw/articles/10238827" text:style-name="Internet_20_link" text:visited-style-name="Visited_20_Internet_20_Link">https://ithelp.ithome.com.tw/articles/10238827</text:a></text:p>
      <text:p text:style-name="P8">baby_wolf_codes: Sticky contact list</text:p>
      <text:p text:style-name="P8"><text:a xlink:type="simple" xlink:href="https://www.instagram.com/baby_wolf_codes/" text:style-name="Internet_20_link" text:visited-style-name="Visited_20_Internet_20_Link">https://www.instagram.com/baby_wolf_codes/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2T07:45:03.147000000</dc:date>
    <meta:editing-duration>PT21H26M38S</meta:editing-duration>
    <meta:editing-cycles>22</meta:editing-cycles>
    <meta:generator>LibreOffice/7.3.7.2$Windows_X86_64 LibreOffice_project/e114eadc50a9ff8d8c8a0567d6da8f454beeb84f</meta:generator>
    <meta:document-statistic meta:table-count="0" meta:image-count="0" meta:object-count="0" meta:page-count="3" meta:paragraph-count="107" meta:word-count="1033" meta:character-count="4204" meta:non-whitespace-character-count="3308"/>
  </office:meta>
</office:document-meta>
</file>